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CEB0000109D6BC5A99B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c|c}&#10;\hline&#10; &amp; &amp; A_1 &amp; A_0 &amp;  \\&#10;\hline&#10;0 &amp; x &amp; x &amp; x &amp; \\&#10;1 &amp;0&amp;0&amp;0&amp; \\&#10;1 &amp;0&amp;0&amp;1&amp; \\&#10;1 &amp;0&amp;1&amp;0&amp; \\&#10;1 &amp;0&amp;1&amp;1&amp; \\&#10;1 &amp;1&amp;0&amp;0&amp; \\&#10;1 &amp;1&amp;0&amp;1&amp; \\&#10;1 &amp;1&amp;1&amp;0&amp; \\&#10;1 &amp;1&amp;1&amp;1&amp;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28cm" svg:height="4.556cm" svg:x="0.254cm" svg:y="0.27cm">
          <draw:image xlink:href="Pictures/2000000100000CEB0000109D6BC5A99B.svm" xlink:type="simple" xlink:show="embed" xlink:actuate="onLoad">
            <text:p/>
          </draw:image>
        </draw:frame>
        <draw:frame draw:style-name="gr2" draw:layer="layout" svg:width="0.937cm" svg:height="0.329cm" svg:x="1.016cm" svg:y="0.3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28cm" svg:height="0.329cm" svg:x="0.381cm" svg:y="0.30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2.233cm" svg:height="0.696cm" svg:x="4.318cm" svg:y="0.635cm">
          <draw:text-box>
            <text:p><text:span text:style-name="T1"><text:s/></text:span><text:span text:style-name="T1">کثیر مقاومت حال</text:span></text:p>
          </draw:text-box>
        </draw:frame>
        <draw:frame draw:style-name="gr3" draw:text-style-name="P2" draw:layer="layout" svg:width="1.378cm" svg:height="0.696cm" svg:x="4.21cm" svg:y="0.193cm">
          <draw:text-box>
            <text:p><text:span text:style-name="T1">کارکردگی</text:span></text:p>
          </draw:text-box>
        </draw:frame>
        <draw:frame draw:style-name="gr3" draw:text-style-name="P2" draw:layer="layout" svg:width="2.728cm" svg:height="0.696cm" svg:x="4.318cm" svg:y="1.082cm">
          <draw:text-box>
            <text:p><text:span text:style-name="T1">لفظ </text:span><text:span text:style-name="T1">0</text:span><text:span text:style-name="T1"> کے مقام پر لکھ</text:span></text:p>
          </draw:text-box>
        </draw:frame>
        <draw:frame draw:style-name="gr3" draw:text-style-name="P2" draw:layer="layout" svg:width="2.728cm" svg:height="0.696cm" svg:x="4.318cm" svg:y="1.524cm">
          <draw:text-box>
            <text:p><text:span text:style-name="T1">لفظ </text:span><text:span text:style-name="T1">1</text:span><text:span text:style-name="T1"> کے مقام پر لکھ</text:span></text:p>
          </draw:text-box>
        </draw:frame>
        <draw:frame draw:style-name="gr3" draw:text-style-name="P2" draw:layer="layout" svg:width="2.728cm" svg:height="0.696cm" svg:x="4.318cm" svg:y="1.971cm">
          <draw:text-box>
            <text:p><text:span text:style-name="T1">لفظ </text:span><text:span text:style-name="T1">2</text:span><text:span text:style-name="T1"> کے مقام پر لکھ</text:span></text:p>
          </draw:text-box>
        </draw:frame>
        <draw:frame draw:style-name="gr3" draw:text-style-name="P2" draw:layer="layout" svg:width="2.728cm" svg:height="0.696cm" svg:x="4.318cm" svg:y="2.413cm">
          <draw:text-box>
            <text:p><text:span text:style-name="T1">لفظ </text:span><text:span text:style-name="T1">3</text:span><text:span text:style-name="T1"> کے مقام پر لکھ</text:span></text:p>
          </draw:text-box>
        </draw:frame>
        <draw:frame draw:style-name="gr3" draw:text-style-name="P2" draw:layer="layout" svg:width="2.859cm" svg:height="0.696cm" svg:x="4.318cm" svg:y="2.86cm">
          <draw:text-box>
            <text:p><text:span text:style-name="T1">لفظ </text:span><text:span text:style-name="T1">0</text:span><text:span text:style-name="T1"> کے مقام سے پڑھ</text:span></text:p>
          </draw:text-box>
        </draw:frame>
        <draw:frame draw:style-name="gr3" draw:text-style-name="P2" draw:layer="layout" svg:width="2.859cm" svg:height="0.696cm" svg:x="4.318cm" svg:y="3.302cm">
          <draw:text-box>
            <text:p><text:span text:style-name="T1">لفظ </text:span><text:span text:style-name="T1">1</text:span><text:span text:style-name="T1"> کے مقام سے پڑھ</text:span></text:p>
          </draw:text-box>
        </draw:frame>
        <draw:frame draw:style-name="gr3" draw:text-style-name="P2" draw:layer="layout" svg:width="2.859cm" svg:height="0.696cm" svg:x="4.318cm" svg:y="3.749cm">
          <draw:text-box>
            <text:p><text:span text:style-name="T1">لفظ </text:span><text:span text:style-name="T1">2</text:span><text:span text:style-name="T1"> کے مقام سے پڑھ</text:span></text:p>
          </draw:text-box>
        </draw:frame>
        <draw:frame draw:style-name="gr3" draw:text-style-name="P2" draw:layer="layout" svg:width="2.859cm" svg:height="0.696cm" svg:x="4.318cm" svg:y="4.13cm">
          <draw:text-box>
            <text:p><text:span text:style-name="T1">لفظ </text:span><text:span text:style-name="T1">3</text:span><text:span text:style-name="T1"> کے مقام سے پڑ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9T16:00:56</dc:date>
    <dc:creator>kkk </dc:creator>
    <meta:generator>LibreOffice/3.3$Linux LibreOffice_project/330m19$Build-401</meta:generator>
    <meta:editing-duration>PT9H8M1S</meta:editing-duration>
    <meta:editing-cycles>43</meta:editing-cycles>
    <meta:document-statistic meta:object-count="13"/>
  </office:meta>
</office:document-meta>
</file>

<file path=Object 1/content.xml><?xml version="1.0" encoding="utf-8"?>
<math xmlns="http://www.w3.org/1998/Math/MathML">
  <semantics>
    <mrow>
      <mi mathvariant="italic">پڑھ</mi>
      <mo stretchy="false">/</mo>
      <mover accent="true">
        <mi mathvariant="italic">لکھ</mi>
        <mo>¯</mo>
      </mover>
    </mrow>
    <annotation encoding="StarMath 5.0">پڑھ/overline{لکھ}</annotation>
  </semantics>
</math>
</file>

<file path=Object 2/content.xml><?xml version="1.0" encoding="utf-8"?>
<math xmlns="http://www.w3.org/1998/Math/MathML">
  <semantics>
    <mi mathvariant="italic">مجاز</mi>
    <annotation encoding="StarMath 5.0">مجاز</annotation>
  </semantics>
</math>
</file>